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skoola Pota" svg:font-family="&quot;Iskoola Pota&quot;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Iskoola Pota" style:font-name-asian="Iskoola Pota" style:font-name-complex="Iskoola Pota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7.96395833333333cm" style:use-optimal-column-width="true"/>
    </style:style>
    <style:style style:name="co8" style:family="table-column">
      <style:table-column-properties fo:break-before="auto" style:column-width="7.35541666666667cm" style:use-optimal-column-width="true"/>
    </style:style>
    <style:style style:name="co9" style:family="table-column">
      <style:table-column-properties fo:break-before="auto" style:column-width="19.6585416666667cm" style:use-optimal-column-width="true"/>
    </style:style>
    <style:style style:name="co10" style:family="table-column">
      <style:table-column-properties fo:break-before="auto" style:column-width="3.59833333333333cm" style:use-optimal-column-width="true"/>
    </style:style>
    <style:style style:name="co11" style:family="table-column">
      <style:table-column-properties fo:break-before="auto" style:column-width="2.35479166666667cm" style:use-optimal-column-width="true"/>
    </style:style>
    <style:style style:name="co12" style:family="table-column">
      <style:table-column-properties fo:break-before="auto" style:column-width="2.98979166666667cm" style:use-optimal-column-width="true"/>
    </style:style>
    <style:style style:name="co13" style:family="table-column">
      <style:table-column-properties fo:break-before="auto" style:column-width="4.206875cm" style:use-optimal-column-width="true"/>
    </style:style>
    <style:style style:name="co14" style:family="table-column">
      <style:table-column-properties fo:break-before="auto" style:column-width="1.56104166666667cm" style:use-optimal-column-width="true"/>
    </style:style>
    <style:style style:name="co15" style:family="table-column">
      <style:table-column-properties fo:break-before="auto" style:column-width="4.07458333333333cm" style:use-optimal-column-width="true"/>
    </style:style>
    <style:style style:name="co16" style:family="table-column">
      <style:table-column-properties fo:break-before="auto" style:column-width="1.48166666666667cm" style:use-optimal-column-width="true"/>
    </style:style>
    <style:style style:name="co17" style:family="table-column">
      <style:table-column-properties fo:break-before="auto" style:column-width="2.460625cm" style:use-optimal-column-width="true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009" table:default-cell-style-name="ce1"/>
        <table:table-column table:style-name="co19" table:number-columns-repeated="15357" table:default-cell-style-name="ce1"/>
        <table:table-row table:style-name="ro1">
          <table:table-cell office:value-type="string" table:style-name="ce1">
            <text:p>file number</text:p>
          </table:table-cell>
          <table:table-cell office:value-type="string" table:style-name="ce1">
            <text:p>syllabus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filename</text:p>
          </table:table-cell>
          <table:table-cell office:value-type="string" table:style-name="ce1">
            <text:p>Episode</text:p>
          </table:table-cell>
          <table:table-cell office:value-type="string" table:style-name="ce1">
            <text:p>Term</text:p>
          </table:table-cell>
          <table:table-cell office:value-type="string" table:style-name="ce1">
            <text:p>Lesson</text:p>
          </table:table-cell>
          <table:table-cell office:value-type="string" table:style-name="ce1">
            <text:p>lesson name</text:p>
          </table:table-cell>
          <table:table-cell office:value-type="string" table:style-name="ce1">
            <text:p>short description</text:p>
          </table:table-cell>
          <table:table-cell office:value-type="string" table:style-name="ce1">
            <text:p>long description</text:p>
          </table:table-cell>
          <table:table-cell office:value-type="string" table:style-name="ce1">
            <text:p>duration(HH:MM:SS)</text:p>
          </table:table-cell>
          <table:table-cell office:value-type="string" table:style-name="ce1">
            <text:p>Question NO.</text:p>
          </table:table-cell>
          <table:table-cell office:value-type="string" table:style-name="ce1">
            <text:p>Question Heading</text:p>
          </table:table-cell>
          <table:table-cell office:value-type="string" table:style-name="ce1">
            <text:p>Question image file name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 image file name</text:p>
          </table:table-cell>
          <table:table-cell office:value-type="string" table:style-name="ce1">
            <text:p>answers</text:p>
          </table:table-cell>
          <table:table-cell office:value-type="string" table:style-name="ce1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බසින් රස මවන සාහිත්‍ය<text:s/></text:p>
          </table:table-cell>
          <table:table-cell office:value-type="string" table:style-name="ce1">
            <text:p>බසින් රස මවන සාහිත්‍ය<text:s/></text:p>
          </table:table-cell>
          <table:table-cell office:value-type="string" table:style-name="ce1">
            <text:p>සාහිත්‍ය නිර්මාණ රසවිදිමු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0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බසින් රස මවන සාහිත්‍ය<text:s/></text:p>
          </table:table-cell>
          <table:table-cell office:value-type="string" table:style-name="ce1">
            <text:p>බසින් රස මවන සාහිත්‍ය<text:s/></text:p>
          </table:table-cell>
          <table:table-cell office:value-type="string" table:style-name="ce1">
            <text:p>සාහිත්‍ය නිර්මාණ රසවිදිම ගද්‍ය පද්‍ය<text:s text:c="2"/>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0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අතීතයෙන් කතාවක්<text:s/></text:p>
          </table:table-cell>
          <table:table-cell office:value-type="string" table:style-name="ce1">
            <text:p>අතීතයෙන් කතාවක්<text:s/></text:p>
          </table:table-cell>
          <table:table-cell office:value-type="string" table:style-name="ce1">
            <text:p>මහින්දා ගමනය හා එහි ප්‍රතිපල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0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අතීතයෙන් කතාවක්<text:s/></text:p>
          </table:table-cell>
          <table:table-cell office:value-type="string" table:style-name="ce1">
            <text:p>අතීතයෙන් කතාවක්<text:s/></text:p>
          </table:table-cell>
          <table:table-cell office:value-type="string" table:style-name="ce1">
            <text:p>මිහිදු හිමියන් තුල දැකගත හැකි සාර්ථක සන්නිවේදකයෙකු සතු ලක්ෂණ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0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අතීතයෙන් කතාවක්<text:s/></text:p>
          </table:table-cell>
          <table:table-cell office:value-type="string" table:style-name="ce1">
            <text:p>අතීතයෙන් කතාවක්<text:s/></text:p>
          </table:table-cell>
          <table:table-cell office:value-type="string" table:style-name="ce1">
            <text:p>මතෘකනුකුල කතා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අතීතයෙන් කතාවක්<text:s/></text:p>
          </table:table-cell>
          <table:table-cell office:value-type="string" table:style-name="ce1">
            <text:p>අතීතයෙන් කතාවක්<text:s/></text:p>
          </table:table-cell>
          <table:table-cell office:value-type="string" table:style-name="ce1">
            <text:p>සවන් දී අවබෝධ කර ගැනීම<text:s text:c="2"/>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0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සිංහල අක්ෂර මාලාව<text:s/></text:p>
          </table:table-cell>
          <table:table-cell office:value-type="string" table:style-name="ce1">
            <text:p>සිංහල අක්ෂර මාලාව<text:s/></text:p>
          </table:table-cell>
          <table:table-cell office:value-type="string" table:style-name="ce1">
            <text:p>අක්ෂර යනු මොනවාද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0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සිංහල අක්ෂර මාලාව<text:s/></text:p>
          </table:table-cell>
          <table:table-cell office:value-type="string" table:style-name="ce1">
            <text:p>සිංහල අක්ෂර මාලාව<text:s/></text:p>
          </table:table-cell>
          <table:table-cell office:value-type="string" table:style-name="ce1">
            <text:p>නුතන අක්ෂර මාලාව හා එහි වර්ගීකරණය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0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ං තනන්නෝ<text:s/></text:p>
          </table:table-cell>
          <table:table-cell office:value-type="string" table:style-name="ce1">
            <text:p>මං තනන්නෝ<text:s/></text:p>
          </table:table-cell>
          <table:table-cell office:value-type="string" table:style-name="ce1">
            <text:p>පද බෙදීම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ං තනන්නෝ<text:s/></text:p>
          </table:table-cell>
          <table:table-cell office:value-type="string" table:style-name="ce1">
            <text:p>මං තනන්නෝ<text:s/></text:p>
          </table:table-cell>
          <table:table-cell office:value-type="string" table:style-name="ce1">
            <text:p>පද වෙන් කිරීම<text:s text:c="3"/>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1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ආරාමයේ නිර්මාණ<text:s/></text:p>
          </table:table-cell>
          <table:table-cell office:value-type="string" table:style-name="ce1">
            <text:p>ආරාමයේ නිර්මාණ<text:s/></text:p>
          </table:table-cell>
          <table:table-cell office:value-type="string" table:style-name="ce1">
            <text:p>භාෂාවේ ඇතැම් වචන හා යෙදුම් කාලයක් තිස්සේ ව්‍යවහාර වීම නිසා වාච්යර්තය ඉක්මවන අමුතු අර්ථ ඒවාට ආරෝපණය වේ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ආරාමයේ නිර්මාණ<text:s/></text:p>
          </table:table-cell>
          <table:table-cell office:value-type="string" table:style-name="ce1">
            <text:p>ආරාමයේ නිර්මාණ<text:s/></text:p>
          </table:table-cell>
          <table:table-cell office:value-type="string" table:style-name="ce1">
            <text:p>යුගල පද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1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ප්‍රදේශයකට විශේෂ වූ භාෂා ව්‍යවහාර<text:s text:c="2"/>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1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දකුණු පළාත උඩරට හතර කෝරලය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1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නාම ප්‍රකෘති<text:s/>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1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ධාතු ප්‍රකෘති<text:s/>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17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ක්‍රියා පද හා එහි ප්‍රභේද<text:s text:c="2"/>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1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ක්‍රියා පද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1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ප්‍රදේශික ව්‍යවහාර</text:p>
          </table:table-cell>
          <table:table-cell office:value-type="string" table:style-name="ce1">
            <text:p>වචන භේද හා පුරුෂ භේද<text:s/>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20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අතීතයෙන් කතාවක්<text:s/></text:p>
          </table:table-cell>
          <table:table-cell office:value-type="string" table:style-name="ce1">
            <text:p>අතීතයෙන් කතාවක්<text:s/></text:p>
          </table:table-cell>
          <table:table-cell office:value-type="string" table:style-name="ce1">
            <text:p><text:s/>අව්‍යය පද<text:s/>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ආරාමයේ නිර්මාණ<text:s/></text:p>
          </table:table-cell>
          <table:table-cell office:value-type="string" table:style-name="ce1">
            <text:p>ආරාමයේ නිර්මාණ<text:s/></text:p>
          </table:table-cell>
          <table:table-cell office:value-type="string" table:style-name="ce1">
            <text:p>සාරාංශ ලිවිම<text:s/>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ආරාමයේ නිර්මාණ<text:s/></text:p>
          </table:table-cell>
          <table:table-cell office:value-type="string" table:style-name="ce1">
            <text:p>ආරාමයේ නිර්මාණ<text:s/></text:p>
          </table:table-cell>
          <table:table-cell office:value-type="string" table:style-name="ce1">
            <text:p>ජාතික <text:s/>උරුම<text:s/>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2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ආචාර්ය සී ඩබ් ඩබ් කන්නන්ගර<text:s/></text:p>
          </table:table-cell>
          <table:table-cell office:value-type="string" table:style-name="ce1">
            <text:p>ආචාර්ය සී ඩබ් ඩබ් කන්නන්ගර<text:s/></text:p>
          </table:table-cell>
          <table:table-cell office:value-type="string" table:style-name="ce1">
            <text:p>සාහිත්යික හා දාර්ශනික තොරර්තුරු ඇතුලත් ලිපි ලේඛන ඇසුරු කරමු<text:s/>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2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ං තනන්නෝ<text:s/></text:p>
          </table:table-cell>
          <table:table-cell office:value-type="string" table:style-name="ce1">
            <text:p>මං තනන්නෝ<text:s/></text:p>
          </table:table-cell>
          <table:table-cell office:value-type="string" table:style-name="ce1">
            <text:p>විරාම ලකුණු<text:s/>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2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ං තනන්නෝ<text:s/></text:p>
          </table:table-cell>
          <table:table-cell office:value-type="string" table:style-name="ce1">
            <text:p>මං තනන්නෝ<text:s/></text:p>
          </table:table-cell>
          <table:table-cell office:value-type="string" table:style-name="ce1">
            <text:p>වක්කෝෂිය විවිධතා<text:s/>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2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බසින් රස මවන සාහිත්‍ය<text:s/></text:p>
          </table:table-cell>
          <table:table-cell office:value-type="string" table:style-name="ce1">
            <text:p>බසින් රස මවන සාහිත්‍ය<text:s/></text:p>
          </table:table-cell>
          <table:table-cell office:value-type="string" table:style-name="ce1">
            <text:p>සාහිත්‍ය නිර්මාණ හා අත්දැකීම් රසවිදිමු<text:s/>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2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(ගුත්තිල වෙන නද)<text:s/></text:p>
          </table:table-cell>
          <table:table-cell office:value-type="string" table:style-name="ce1">
            <text:p>අර්ථ රසය හා ශබ්ද රසය (ගුත්තිල වෙන නද)<text:s/></text:p>
          </table:table-cell>
          <table:table-cell office:value-type="string" table:style-name="ce1">
            <text:p>ගුත්තිල වෙණ නද<text:s/>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2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ගුත්තිල වෙන නද)<text:s/></text:p>
          </table:table-cell>
          <table:table-cell office:value-type="string" table:style-name="ce1">
            <text:p>අර්ථ රසය හා ශබ්ද රසය (ගුත්තිල වෙන නද)<text:s/></text:p>
          </table:table-cell>
          <table:table-cell office:value-type="string" table:style-name="ce1">
            <text:p>ගුත්තිල කාව්‍යයේ අර්ථ රසය<text:s text:c="2"/>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3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සතර කන් මන්ත‍්‍රණය</text:p>
          </table:table-cell>
          <table:table-cell office:value-type="string" table:style-name="ce1">
            <text:p>ජාතක පොත් වහන්සේ<text:s/></text:p>
          </table:table-cell>
          <table:table-cell office:value-type="string" table:style-name="ce1">
            <text:p>සතර කන් මන්ත‍්‍රණය - මහෞෂධ පඬිතුමාගේ උපාය කෞශල්‍යය හා දුර දක්නා නුවණ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3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සතර කන් මන්ත‍්‍රණය</text:p>
          </table:table-cell>
          <table:table-cell office:value-type="string" table:style-name="ce1">
            <text:p><text:s/>සතර කන් මන්ත‍්‍රණය</text:p>
          </table:table-cell>
          <table:table-cell office:value-type="string" table:style-name="ce1">
            <text:p>චරිත අභ්‍යන්තරය භාෂාව මගින් මතු කිරීම<text:s/>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32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සතර කන් මන්ත‍්‍රණය</text:p>
          </table:table-cell>
          <table:table-cell office:value-type="string" table:style-name="ce1">
            <text:p><text:s/>සතර කන් මන්ත‍්‍රණය</text:p>
          </table:table-cell>
          <table:table-cell office:value-type="string" table:style-name="ce1">
            <text:p>කේවට්ට බමුණාගේ චරිත නිරුපනය<text:s/>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33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සතර කන් මන්ත‍්‍රණය</text:p>
          </table:table-cell>
          <table:table-cell office:value-type="string" table:style-name="ce1">
            <text:p><text:s/>සතර කන් මන්ත‍්‍රණය</text:p>
          </table:table-cell>
          <table:table-cell office:value-type="string" table:style-name="ce1">
            <text:p>වේදේහ රජුගේ සහ චුලනි බ්‍රහ්මදත්ත රජුගේ චරිතයේ සම විෂමතා<text:s text:c="2"/>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34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<text:s/>සතර කන් මන්ත‍්‍රණය</text:p>
          </table:table-cell>
          <table:table-cell office:value-type="string" table:style-name="ce1">
            <text:p><text:s/>සතර කන් මන්ත‍්‍රණය</text:p>
          </table:table-cell>
          <table:table-cell office:value-type="string" table:style-name="ce1">
            <text:p>මහෝෂද පන්න්දිතයන්ගේ සහ කේවට්ට පණ්ඩිතයන් අතර ඇති සම විෂමතා<text:s/>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3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(ගුත්තිල වෙන නද)<text:s/></text:p>
          </table:table-cell>
          <table:table-cell office:value-type="string" table:style-name="ce1">
            <text:p>අර්ථ රසය හා ශබ්ද රසය (ගුත්තිල වෙන නද)<text:s/></text:p>
          </table:table-cell>
          <table:table-cell office:value-type="string" table:style-name="ce1">
            <text:p>ගුත්තිල කාව්‍ය හැදින්වීම<text:s/>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1-36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<text:s/>(ගුත්තිල වෙන නද)<text:s/></text:p>
          </table:table-cell>
          <table:table-cell office:value-type="string" table:style-name="ce1">
            <text:p>අර්ථ රසය හා ශබ්ද රසය (ගුත්තිල වෙන නද)<text:s/></text:p>
          </table:table-cell>
          <table:table-cell office:value-type="string" table:style-name="ce1">
            <text:p>ගුත්තිල කාව්‍යයේ අතිශයෝක්තිය හා උපමාලන්කාර ඇසුරින් කවි රස විදීම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0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ං තනන්නෝ<text:s/></text:p>
          </table:table-cell>
          <table:table-cell office:value-type="string" table:style-name="ce1">
            <text:p>මං තනන්නෝ<text:s/></text:p>
          </table:table-cell>
          <table:table-cell office:value-type="string" table:style-name="ce1">
            <text:p>නිර්මාණාත්මක ප්‍රබන්ද<text:s/>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0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මං තනන්නෝ<text:s/></text:p>
          </table:table-cell>
          <table:table-cell office:value-type="string" table:style-name="ce1">
            <text:p>මං තනන්නෝ<text:s/></text:p>
          </table:table-cell>
          <table:table-cell office:value-type="string" table:style-name="ce1">
            <text:p>ප්‍රසිද්ද නාට්‍ය සදහා පාදක වූ කතා පුවත්<text:s/>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<text:s/>කර්තෘ කාරක වාක්‍ය සහ කර්ම කාරක වාක්‍ය<text:s/></text:p>
          </table:table-cell>
          <table:table-cell office:value-type="string" table:style-name="ce1">
            <text:p><text:s/>කර්තෘ කාරක වාක්‍ය සහ කර්ම කාරක වාක්‍ය<text:s/></text:p>
          </table:table-cell>
          <table:table-cell office:value-type="string" table:style-name="ce1">
            <text:p>කාරක භේදය<text:s/>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0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<text:s/>කර්තෘ කාරක වාක්‍ය සහ කර්ම කාරක වාක්‍ය<text:s/></text:p>
          </table:table-cell>
          <table:table-cell office:value-type="string" table:style-name="ce1">
            <text:p><text:s/>කර්තෘ කාරක වාක්‍ය සහ කර්ම කාරක වාක්‍ය<text:s/></text:p>
          </table:table-cell>
          <table:table-cell office:value-type="string" table:style-name="ce1">
            <text:p>වාක්‍ය නිර්මාණය<text:s/>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0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<text:s/>කර්තෘ කාරක වාක්‍ය සහ කර්ම කාරක වාක්‍ය<text:s/></text:p>
          </table:table-cell>
          <table:table-cell office:value-type="string" table:style-name="ce1">
            <text:p><text:s/>කර්තෘ කාරක වාක්‍ය සහ කර්ම කාරක වාක්‍ය<text:s/></text:p>
          </table:table-cell>
          <table:table-cell office:value-type="string" table:style-name="ce1">
            <text:p>කාරක භාවිතයෙන් වාක්‍ය ගොඩනැගීම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<text:s/>කර්තෘ කාරක වාක්‍ය සහ කර්ම කාරක වාක්‍ය<text:s/></text:p>
          </table:table-cell>
          <table:table-cell office:value-type="string" table:style-name="ce1">
            <text:p><text:s/>කර්තෘ කාරක වාක්‍ය සහ කර්ම කාරක වාක්‍ය<text:s/></text:p>
          </table:table-cell>
          <table:table-cell office:value-type="string" table:style-name="ce1">
            <text:p>උක්ත අක්යතය පද සම්බන්දය<text:s/>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පුවත්පත් විශේෂාංග ලිපි<text:s/></text:p>
          </table:table-cell>
          <table:table-cell office:value-type="string" table:style-name="ce1">
            <text:p>පුවත්පත් විශේෂාංග ලිපි<text:s/></text:p>
          </table:table-cell>
          <table:table-cell office:value-type="string" table:style-name="ce1">
            <text:p>පුවත්පත් අන්තර්ගතය හා විශේෂාංග ලිපි<text:s/>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09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පුවත්පත් විශේෂාංග ලිපි<text:s/></text:p>
          </table:table-cell>
          <table:table-cell office:value-type="string" table:style-name="ce1">
            <text:p>පුවත්පත් විශේෂාංග ලිපි<text:s/></text:p>
          </table:table-cell>
          <table:table-cell office:value-type="string" table:style-name="ce1">
            <text:p>මුලාශ්‍රයක් ඇසුරුකොට ගෙන විශේෂාංග ලිපියක් ලියමු<text:s text:c="2"/>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පැරණි ජීවනෝපාය ක්‍රම හා බැඳුණු සිරිත් විරිත්</text:p>
          </table:table-cell>
          <table:table-cell office:value-type="string" table:style-name="ce1">
            <text:p>පැරණි ජීවනෝපාය ක්‍රම හා බැඳුණු සිරිත් විරිත්</text:p>
          </table:table-cell>
          <table:table-cell office:value-type="string" table:style-name="ce1">
            <text:p>සංස්කෘතික උරුමයන්<text:s/>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1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<text:s/>ආචාර්ය ටී. බී. ජායා</text:p>
          </table:table-cell>
          <table:table-cell office:value-type="string" table:style-name="ce1">
            <text:p><text:s/>ආචාර්ය ටී. බී. ජායා</text:p>
          </table:table-cell>
          <table:table-cell office:value-type="string" table:style-name="ce1">
            <text:p>ළමා අවදියේ පෙන්නු සුවිශේෂී චරිත ලක්ෂණ<text:s/>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12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<text:s/>කාව්‍ය නිර්මාණකරණය<text:s/></text:p>
          </table:table-cell>
          <table:table-cell office:value-type="string" table:style-name="ce1">
            <text:p><text:s/>කාව්‍ය නිර්මාණකරණය<text:s/></text:p>
          </table:table-cell>
          <table:table-cell office:value-type="string" table:style-name="ce1">
            <text:p>කාව්‍ය නිර්මාණ කරුවෙකුගේ ගුණාංග<text:s/>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1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<text:s/>කාව්‍ය නිර්මාණකරණය<text:s/></text:p>
          </table:table-cell>
          <table:table-cell office:value-type="string" table:style-name="ce1">
            <text:p><text:s/>කාව්‍ය නිර්මාණකරණය<text:s/></text:p>
          </table:table-cell>
          <table:table-cell office:value-type="string" table:style-name="ce1">
            <text:p>විශිෂ්ට කාව්‍ය නිර්මාණ රසවිදීම<text:s/>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<text:s/>ආචාර්ය ටී. බී. ජායා</text:p>
          </table:table-cell>
          <table:table-cell office:value-type="string" table:style-name="ce1">
            <text:p><text:s/>ආචාර්ය ටී. බී. ජායා</text:p>
          </table:table-cell>
          <table:table-cell office:value-type="string" table:style-name="ce1">
            <text:p>රාජකාරී ලිපි<text:s/>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1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<text:s/>ආචාර්ය ටී. බී. ජායා</text:p>
          </table:table-cell>
          <table:table-cell office:value-type="string" table:style-name="ce1">
            <text:p><text:s/>ආචාර්ය ටී. බී. ජායා</text:p>
          </table:table-cell>
          <table:table-cell office:value-type="string" table:style-name="ce1">
            <text:p>ව්‍යාපාරික ලිපි<text:s/>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1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<text:s/>ආචාර්ය ටී. බී. ජායා</text:p>
          </table:table-cell>
          <table:table-cell office:value-type="string" table:style-name="ce1">
            <text:p><text:s/>ආචාර්ය ටී. බී. ජායා</text:p>
          </table:table-cell>
          <table:table-cell office:value-type="string" table:style-name="ce1">
            <text:p>පූජිත ජිවිත කෘතිය ඇසුරින්<text:s/>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18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තොරොක්කෝව</text:p>
          </table:table-cell>
          <table:table-cell office:value-type="string" table:style-name="ce1">
            <text:p>තොරොක්කෝව</text:p>
          </table:table-cell>
          <table:table-cell office:value-type="string" table:style-name="ce1">
            <text:p>තොරොක්කෝව කෙටිකතාවේ ලක්ෂණ<text:s/>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1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තොරොක්කෝව</text:p>
          </table:table-cell>
          <table:table-cell office:value-type="string" table:style-name="ce1">
            <text:p>තොරොක්කෝව</text:p>
          </table:table-cell>
          <table:table-cell office:value-type="string" table:style-name="ce1">
            <text:p>කෙටිකතාව රස විදීම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2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තොරොක්කෝව</text:p>
          </table:table-cell>
          <table:table-cell office:value-type="string" table:style-name="ce1">
            <text:p>තොරොක්කෝව</text:p>
          </table:table-cell>
          <table:table-cell office:value-type="string" table:style-name="ce1">
            <text:p>නාට්‍ය පිටපත් රචනය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2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තොරොක්කෝව</text:p>
          </table:table-cell>
          <table:table-cell office:value-type="string" table:style-name="ce1">
            <text:p>තොරොක්කෝව</text:p>
          </table:table-cell>
          <table:table-cell office:value-type="string" table:style-name="ce1">
            <text:p>නාට්‍ය පිටපත් ඇසුරින් නාට්‍යෝචිත අවස්ථා<text:s/>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22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තොරොක්කෝව</text:p>
          </table:table-cell>
          <table:table-cell office:value-type="string" table:style-name="ce1">
            <text:p>තොරොක්කෝව</text:p>
          </table:table-cell>
          <table:table-cell office:value-type="string" table:style-name="ce1">
            <text:p>ජන කතාවක කතා වස්තුවක් ඇසුරින් නාට්‍ය පිටපතක්<text:s/>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24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ළඳේ නිසරු නො කරන් අප සියලා</text:p>
          </table:table-cell>
          <table:table-cell office:value-type="string" table:style-name="ce1">
            <text:p>ළඳේ නිසරු නො කරන් අප සියලා</text:p>
          </table:table-cell>
          <table:table-cell office:value-type="string" table:style-name="ce1">
            <text:p>වෙසතුරු දා කව රසවින්දනය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ළඳේ නිසරු නො කරන් අප සියලා</text:p>
          </table:table-cell>
          <table:table-cell office:value-type="string" table:style-name="ce1">
            <text:p>ළඳේ නිසරු නො කරන් අප සියලා</text:p>
          </table:table-cell>
          <table:table-cell office:value-type="string" table:style-name="ce1">
            <text:p>වෙස්සන්තර ජාතක කාව්‍යයේ විශේෂත්වය<text:s/>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26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එතෙපුල් අමා හැල්ලෙන්</text:p>
          </table:table-cell>
          <table:table-cell office:value-type="string" table:style-name="ce1">
            <text:p>එතෙපුල් අමා හැල්ලෙන්</text:p>
          </table:table-cell>
          <table:table-cell office:value-type="string" table:style-name="ce1">
            <text:p>කියවීමේ විවිධ ශෛලීන් හදුනා ගනිමු<text:s/>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27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එතෙපුල් අමා හැල්ලෙන්</text:p>
          </table:table-cell>
          <table:table-cell office:value-type="string" table:style-name="ce1">
            <text:p>එතෙපුල් අමා හැල්ලෙන්</text:p>
          </table:table-cell>
          <table:table-cell office:value-type="string" table:style-name="ce1">
            <text:p>පැරණි සාහිත්‍ය ග්‍රන්ථ වලින් වාක්කෝෂි දැනුම<text:s/>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28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එතෙපුල් අමා හැල්ලෙන්</text:p>
          </table:table-cell>
          <table:table-cell office:value-type="string" table:style-name="ce1">
            <text:p>එතෙපුල් අමා හැල්ලෙන්</text:p>
          </table:table-cell>
          <table:table-cell office:value-type="string" table:style-name="ce1">
            <text:p>විරාම ලකුණු අර්ථවත්ව භාවිතා කිරීම<text:s/>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29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හානා හීය පානා අඬහැරෙන් දැනේ</text:p>
          </table:table-cell>
          <table:table-cell office:value-type="string" table:style-name="ce1">
            <text:p>හානා හීය පානා අඬහැරෙන් දැනේ</text:p>
          </table:table-cell>
          <table:table-cell office:value-type="string" table:style-name="ce1">
            <text:p>ජන කවි හදුනා ගමු<text:s/>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හානා හීය පානා අඬහැරෙන් දැනේ</text:p>
          </table:table-cell>
          <table:table-cell office:value-type="string" table:style-name="ce1">
            <text:p>හානා හීය පානා අඬහැරෙන් දැනේ</text:p>
          </table:table-cell>
          <table:table-cell office:value-type="string" table:style-name="ce1">
            <text:p>දැනමුතු කමට කී කවි<text:s/>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31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ැද්දේගම නවකතාව රස විඳිමු , විමසමු.</text:p>
          </table:table-cell>
          <table:table-cell office:value-type="string" table:style-name="ce1">
            <text:p>බැද්දේගම කෘතියේ සාහිත්‍ය පසුබිම<text:s/></text:p>
          </table:table-cell>
          <table:table-cell office:value-type="string" table:style-name="ce1">
            <text:p>බැද්දේගම කෘතියේ සාහිත්‍ය පසුබිම<text:s/>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3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<text:s/>බැද්දේගම නවකතාවේ නවකතා ලක්ෂණ</text:p>
          </table:table-cell>
          <table:table-cell office:value-type="string" table:style-name="ce1">
            <text:p>අවස්ථා හා සිද්ධි නිරුපණය , භාෂා භාවිතය<text:s/></text:p>
          </table:table-cell>
          <table:table-cell office:value-type="string" table:style-name="ce1">
            <text:p>අවස්ථා හා සිද්ධි නිරුපණය , භාෂා භාවිතය<text:s/>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3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ැද්දේගම නවකතාවේ චරිත නිරූපණය</text:p>
          </table:table-cell>
          <table:table-cell office:value-type="string" table:style-name="ce1">
            <text:p>චරිත නිරූපනයේ දී භාෂාව භාවිතා වන අයුරු<text:s/></text:p>
          </table:table-cell>
          <table:table-cell office:value-type="string" table:style-name="ce1">
            <text:p>චරිත නිරූපනයේ දී භාෂාව භාවිතා වන අයුරු<text:s/>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2-34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බැද්දේගම නව කතාව අවස්ථා හා සිද්ධි නිරූපණය</text:p>
          </table:table-cell>
          <table:table-cell office:value-type="string" table:style-name="ce1">
            <text:p>අවස්ථා හා සිද්ධි නිරූපණය</text:p>
          </table:table-cell>
          <table:table-cell office:value-type="string" table:style-name="ce1">
            <text:p>අවස්ථා හා සිද්ධි නිරූපණය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0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ුනි සිරිපා සිඹිමින්නේ - කවියාගේ අරමුණ</text:p>
          </table:table-cell>
          <table:table-cell office:value-type="string" table:style-name="ce1">
            <text:p>කවියාගේ අරමුණ හා කාව්‍ය නිර්මාණ</text:p>
          </table:table-cell>
          <table:table-cell office:value-type="string" table:style-name="ce1">
            <text:p>කවියාගේ අරමුණ හා කාව්‍ය නිර්මාණ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0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මුනි සිරිපා සිඹිමින්නේ - භාෂා භාවිතය</text:p>
          </table:table-cell>
          <table:table-cell office:value-type="string" table:style-name="ce1">
            <text:p>ජාතික තොටිල්ල කවි පන්ති හදුනා ගනිමු<text:s/></text:p>
          </table:table-cell>
          <table:table-cell office:value-type="string" table:style-name="ce1">
            <text:p>ජාතික තොටිල්ල කවි පන්ති හදුනා ගනිමු<text:s/>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0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<text:s/>ගංගාවේ සංගීතය</text:p>
          </table:table-cell>
          <table:table-cell office:value-type="string" table:style-name="ce1">
            <text:p><text:s/>ගංගාවේ සංගීතය</text:p>
          </table:table-cell>
          <table:table-cell office:value-type="string" table:style-name="ce1">
            <text:p>සාහිත්‍යමය පසුබිම හා කතුවරයා<text:s/>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0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ංගාවේ සංගීතය</text:p>
          </table:table-cell>
          <table:table-cell office:value-type="string" table:style-name="ce1">
            <text:p>ගංගාවේ සංගීතය</text:p>
          </table:table-cell>
          <table:table-cell office:value-type="string" table:style-name="ce1">
            <text:p>සාහිත්‍යමය පසුබිම හා කතුවරයා කතුවරයාගේ සාහිත්‍යමය විශේෂත්වය<text:s/>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ංගාවේ සංගීතය</text:p>
          </table:table-cell>
          <table:table-cell office:value-type="string" table:style-name="ce1">
            <text:p>ගංගාවේ සංගීතය</text:p>
          </table:table-cell>
          <table:table-cell office:value-type="string" table:style-name="ce1">
            <text:p>කාව්‍ය රසවින්දනය<text:s/>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0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ගංගාවේ සංගීතය</text:p>
          </table:table-cell>
          <table:table-cell office:value-type="string" table:style-name="ce1">
            <text:p>ගංගාවේ සංගීතය</text:p>
          </table:table-cell>
          <table:table-cell office:value-type="string" table:style-name="ce1">
            <text:p>කවි පන්තිය රස විදීම හා නිර්මානාත්මක ලක්ෂණ<text:s/>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ලෙන අත හැර යාම - නාට්‍ය කලාව හඳුනා ගනිමු.</text:p>
          </table:table-cell>
          <table:table-cell office:value-type="string" table:style-name="ce1">
            <text:p>සාහිත්‍ය පසුබිම හා කතුවරයා<text:s/></text:p>
          </table:table-cell>
          <table:table-cell office:value-type="string" table:style-name="ce1">
            <text:p>සාහිත්‍ය පසුබිම හා කතුවරයා<text:s/>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08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මහාචාර්ය එදිරිවීර සරච්චන්ද්‍රයන්ගේ සිංහබාහු නාට්‍ය පෙළ කියවිම සහ භාෂා භාවිතය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0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සිංහබාහු නාට්‍ය<text:s/>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1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නාට්‍ය යනු කුමක්ද<text:s/>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1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නාට්‍ය කලාවේ විශේෂතා<text:s/>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1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එදිරිවීර සරත්චන්ද්‍රයන්ගේ සිංහබාහු නාට්‍යයේ චරිත නිරුපනය<text:s/>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14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නැත ලොවේ අන් රසදුනා<text:s/>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15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ලෙන අතහැර යාම<text:s/></text:p>
          </table:table-cell>
          <table:table-cell office:value-type="string" table:style-name="ce1">
            <text:p>සරත්චන්ද්‍රයන්ගේ <text:s/>නාට්‍ය කලාවේ ප්‍රගමනය<text:s/>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1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නිශ්ශබ්දව කියවා අවබෝද කරගත් කරුණු ඉදිරිපත් කරමු<text:s/>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17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නිශ්ශබ්දව කියවීම මගින් ලැබෙන ප්‍රයෝජන මොනවද<text:s/>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18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ප්‍රයෝගික ලේඛන<text:s/>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1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වාර්තා සහ න්‍යාය පත්‍ර<text:s/>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2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Memo සහ අත්පත්‍රිකා<text:s/>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2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න්‍යාය පත්‍ර සකසමු<text:s/>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22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විද්වත් දේශන හා සාකච්චා වලට සවන් දීමේ කුසලතාවය ඇති කර ගනිමු<text:s/>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23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මහාචාර්ය සේනක බිබිලේ<text:s/></text:p>
          </table:table-cell>
          <table:table-cell office:value-type="string" table:style-name="ce1">
            <text:p>දේශනා හා සාකච්චා වලට සවන් දී තොරතුරු වාර්තා කිරීම<text:s/>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24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ආපදා කළමනාකරණය<text:s/></text:p>
          </table:table-cell>
          <table:table-cell office:value-type="string" table:style-name="ce1">
            <text:p>ආපදා කළමනාකරණය<text:s/></text:p>
          </table:table-cell>
          <table:table-cell office:value-type="string" table:style-name="ce1">
            <text:p>විවිධ ලේඛන කියවා වක්කෝෂිය විවිධතා ඉදිරිපත් කරයි<text:s/>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25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ආපදා කළමනාකරණය<text:s/></text:p>
          </table:table-cell>
          <table:table-cell office:value-type="string" table:style-name="ce1">
            <text:p>ආපදා කළමනාකරණය<text:s/></text:p>
          </table:table-cell>
          <table:table-cell office:value-type="string" table:style-name="ce1">
            <text:p><text:s/>වක්කෝෂිය දැනුම ප්‍රදර්ශනය කරයි<text:s/>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26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ආපදා කළමනාකරණය<text:s/></text:p>
          </table:table-cell>
          <table:table-cell office:value-type="string" table:style-name="ce1">
            <text:p>ආපදා කළමනාකරණය<text:s/></text:p>
          </table:table-cell>
          <table:table-cell office:value-type="string" table:style-name="ce1">
            <text:p><text:s/>වක්කෝෂිය විව්ධතා ඇසුරෙන් අභ්‍යාස<text:s/>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27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ආපදා කළමනාකරණය<text:s/></text:p>
          </table:table-cell>
          <table:table-cell office:value-type="string" table:style-name="ce1">
            <text:p>ආපදා කළමනාකරණය<text:s/></text:p>
          </table:table-cell>
          <table:table-cell office:value-type="string" table:style-name="ce1">
            <text:p>නිවැරදි භාෂා භාවිතය<text:s/>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29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සිංහල අක්ෂර මාලාව</text:p>
          </table:table-cell>
          <table:table-cell office:value-type="string" table:style-name="ce1">
            <text:p>සිංහල අක්ෂර මාලාව<text:s/></text:p>
          </table:table-cell>
          <table:table-cell office:value-type="string" table:style-name="ce1">
            <text:p>ශබ්ධකෝශයක් යනු<text:s/>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සිංහල අක්ෂර මාලාව<text:s/></text:p>
          </table:table-cell>
          <table:table-cell office:value-type="string" table:style-name="ce1">
            <text:p>සිංහල අක්ෂර මාලාව<text:s/></text:p>
          </table:table-cell>
          <table:table-cell office:value-type="string" table:style-name="ce1">
            <text:p>අක්ෂර මාලාවක් යනු<text:s/>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31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සිංහල අක්ෂර මාලාව<text:s/></text:p>
          </table:table-cell>
          <table:table-cell office:value-type="string" table:style-name="ce1">
            <text:p>සිංහල අක්ෂර මාලාව<text:s/></text:p>
          </table:table-cell>
          <table:table-cell office:value-type="string" table:style-name="ce1">
            <text:p>නුතන සිංහල අක්ෂර මාලාව<text:s/>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32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සන්ධි<text:s/></text:p>
          </table:table-cell>
          <table:table-cell office:value-type="string" table:style-name="ce1">
            <text:p>සන්ධි<text:s/></text:p>
          </table:table-cell>
          <table:table-cell office:value-type="string" table:style-name="ce1">
            <text:p>පද නිවැරදිව සන්ධි කිරීම<text:s/>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3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<text:s/>සන්ධි<text:s/></text:p>
          </table:table-cell>
          <table:table-cell office:value-type="string" table:style-name="ce1">
            <text:p><text:s/>සන්ධි<text:s/></text:p>
          </table:table-cell>
          <table:table-cell office:value-type="string" table:style-name="ce1">
            <text:p>පද නිවැරදිව සන්ධි කිරීම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34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<text:s/>සන්ධි<text:s/></text:p>
          </table:table-cell>
          <table:table-cell office:value-type="string" table:style-name="ce1">
            <text:p><text:s/>සන්ධි<text:s/></text:p>
          </table:table-cell>
          <table:table-cell office:value-type="string" table:style-name="ce1">
            <text:p>ගාත්‍රාක්ෂාර ලෝප සන්දිය<text:s/>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3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<text:s/>සන්ධි<text:s/></text:p>
          </table:table-cell>
          <table:table-cell office:value-type="string" table:style-name="ce1">
            <text:p><text:s/>සන්ධි<text:s/></text:p>
          </table:table-cell>
          <table:table-cell office:value-type="string" table:style-name="ce1">
            <text:p>පූර්ව රුප සන්ධිය<text:s/>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36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දැනුම ලබා ගැනීම සදහා විද්‍යාත්මක හා තාක්ෂණික තොරතුරු ඇතුලත් පොත පත කියවයි<text:s/>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37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පුරාණ ලාංකේය ගෘහ නිර්මාණ ශිල්පය අධ්‍යනය කිරීමට පෙලබෙයි<text:s/>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38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පැරණි ගොඩනැගිලිවල සුවිශේෂ ලක්ෂණ හා වටිනාකම් අගය කරයි<text:s/>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39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අව්‍ය පද නිවැරදිව හදුනාගෙන භාවිතා කරයි<text:s/>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නිපාත හා උපසර්ග<text:s/>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41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පද බෙදීමේ රීති<text:s/>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42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වාක්‍ය වල පද ස්ථාන ගත කරගෙන ලිවිම<text:s/>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43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සාහිත්‍ය නිර්මාණ පරිශීලනයෙන් හදුනාගත් මානව අත්දැකීම්<text:s/>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44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සංදේශ කව්‍යන්ගෙන් නිරූපිත මානව අත්දැකීම්<text:s/>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45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සැළලිහිණි සංදේශය ඇසුරින්<text:s/>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46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වක්කෝෂිය දැනුම ප්‍රදර්ශනය කරමු<text:s/>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47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වක්කෝෂිය දැනුම සොයා යමු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48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ශ්‍රී ලංකාවේ පැරණි නිවාස<text:s/></text:p>
          </table:table-cell>
          <table:table-cell office:value-type="string" table:style-name="ce1">
            <text:p>නිර්මාණ සදහා පදනම් වූ අත්දැකීම් සමග පදය නිර්මාණයේ යෙදෙයි<text:s/>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51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දීපාවලි උත්සවය</text:p>
          </table:table-cell>
          <table:table-cell office:value-type="string" table:style-name="ce1">
            <text:p>දීපාවලි උත්සවය</text:p>
          </table:table-cell>
          <table:table-cell office:value-type="string" table:style-name="ce1">
            <text:p><text:s text:c="3"/>විවිධ ජනයාගේ සිරිත් විරිත් හදුනා ගැනුම<text:s text:c="2"/>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52</text:p>
          </table:table-cell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දීපාවලි උත්සවය</text:p>
          </table:table-cell>
          <table:table-cell office:value-type="string" table:style-name="ce1">
            <text:p>දීපාවලි උත්සවය</text:p>
          </table:table-cell>
          <table:table-cell office:value-type="string" table:style-name="ce1">
            <text:p>විවිධ ජනයාගේ සිරිත් විරිත් ආශ්‍රිත ලිපි කියවීම<text:s/>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53</text:p>
          </table:table-cell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දීපාවලි උත්සවය</text:p>
          </table:table-cell>
          <table:table-cell office:value-type="string" table:style-name="ce1">
            <text:p>දීපාවලි උත්සවය</text:p>
          </table:table-cell>
          <table:table-cell office:value-type="string" table:style-name="ce1">
            <text:p>ප්‍රයෝගික ලේකන භාවිතය තුලින් සන්නිවේදනය<text:s/>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54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දීපාවලි උත්සවය</text:p>
          </table:table-cell>
          <table:table-cell office:value-type="string" table:style-name="ce1">
            <text:p>දීපාවලි උත්සවය</text:p>
          </table:table-cell>
          <table:table-cell office:value-type="string" table:style-name="ce1">
            <text:p>අත්පත්‍රිකා<text:s/>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55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දීපාවලි උත්සවය</text:p>
          </table:table-cell>
          <table:table-cell office:value-type="string" table:style-name="ce1">
            <text:p>දීපාවලි උත්සවය</text:p>
          </table:table-cell>
          <table:table-cell office:value-type="string" table:style-name="ce1">
            <text:p>දැන්වීම්<text:s/>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56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දීපාවලි උත්සවය</text:p>
          </table:table-cell>
          <table:table-cell office:value-type="string" table:style-name="ce1">
            <text:p>දීපාවලි උත්සවය</text:p>
          </table:table-cell>
          <table:table-cell office:value-type="string" table:style-name="ce1">
            <text:p>සටහන් අභ්‍යන්තර සන්නිවේදන ක්‍රම<text:s/>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57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<text:s text:c="2"/>සාහිත්‍ය නිර්මාණ විචාරය<text:s/></text:p>
          </table:table-cell>
          <table:table-cell office:value-type="string" table:style-name="ce1">
            <text:p><text:s text:c="2"/>සාහිත්‍ය නිර්මාණ විචාරය<text:s/></text:p>
          </table:table-cell>
          <table:table-cell office:value-type="string" table:style-name="ce1">
            <text:p>සාහිත්‍ය නිර්මාණ අධ්‍යනය කර විචාර හැකිය ප්‍රදර්ශනය කරයි<text:s/></text:p>
          </table:table-cell>
          <table:table-cell table:number-columns-repeated="1637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58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<text:s text:c="2"/>සාහිත්‍ය නිර්මාණ විචාරය<text:s/></text:p>
          </table:table-cell>
          <table:table-cell office:value-type="string" table:style-name="ce1">
            <text:p><text:s text:c="2"/>සාහිත්‍ය නිර්මාණ විචාරය<text:s/></text:p>
          </table:table-cell>
          <table:table-cell office:value-type="string" table:style-name="ce1">
            <text:p>සාහිත්‍ය නිර්මාණ අධ්‍යනය කර විචාර හැකිය ප්‍රදර්ශනය කරයි<text:s/></text:p>
          </table:table-cell>
          <table:table-cell table:number-columns-repeated="1637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59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<text:s text:c="2"/>සාහිත්‍ය නිර්මාණ විචාරය<text:s/></text:p>
          </table:table-cell>
          <table:table-cell office:value-type="string" table:style-name="ce1">
            <text:p><text:s text:c="2"/>සාහිත්‍ය නිර්මාණ විචාරය<text:s/></text:p>
          </table:table-cell>
          <table:table-cell office:value-type="string" table:style-name="ce1">
            <text:p>සාහිත්‍ය නිර්මාණ විචාරය<text:s/></text:p>
          </table:table-cell>
          <table:table-cell table:number-columns-repeated="1637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010" table:style-name="ce1">
            <text:p>20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nhala-10-03-60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<text:s text:c="2"/>සාහිත්‍ය නිර්මාණ විචාරය<text:s/></text:p>
          </table:table-cell>
          <table:table-cell office:value-type="string" table:style-name="ce1">
            <text:p><text:s text:c="2"/>සාහිත්‍ය නිර්මාණ විචාරය<text:s/></text:p>
          </table:table-cell>
          <table:table-cell office:value-type="string" table:style-name="ce1">
            <text:p>සාහිත්‍ය නිර්මාණ විචාරය ජි බී සේනානායක සුරින්ගේ ඇසින්<text:s/></text:p>
          </table:table-cell>
          <table:table-cell table:number-columns-repeated="16374"/>
        </table:table-row>
        <table:table-row table:number-rows-repeated="10484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dc:title/>
    <dc:description/>
    <dc:subject/>
    <meta:initial-creator>edu</meta:initial-creator>
    <dc:creator>edu</dc:creator>
    <meta:creation-date>2022-08-22T10:15:07Z</meta:creation-date>
    <dc:date>2022-09-24T04:39:06Z</dc:date>
    <meta:template xlink:href="" xlink:type="simple"/>
    <meta:editing-cycles>184</meta:editing-cycles>
    <meta:editing-duration>PT50520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